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0.889in"/>
    </style:style>
    <style:style style:name="co4" style:family="table-column">
      <style:table-column-properties fo:break-before="auto" style:column-width="3.7098in"/>
    </style:style>
    <style:style style:name="co5" style:family="table-column">
      <style:table-column-properties fo:break-before="auto" style:column-width="1.2646in"/>
    </style:style>
    <style:style style:name="co6" style:family="table-column">
      <style:table-column-properties fo:break-before="auto" style:column-width="0.2354in"/>
    </style:style>
    <style:style style:name="co7" style:family="table-column">
      <style:table-column-properties fo:break-before="auto" style:column-width="0.2035in"/>
    </style:style>
    <style:style style:name="co8" style:family="table-column">
      <style:table-column-properties fo:break-before="auto" style:column-width="0.6752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fo:font-weight="bold" style:font-weight-asian="bold" style:font-weight-complex="bold"/>
    </style:style>
    <style:style style:name="ce2" style:family="table-cell" style:parent-style-name="Default">
      <style:table-cell-properties fo:background-color="#ff420e"/>
      <style:text-properties fo:font-weight="bold" style:font-weight-asian="bold" style:font-weight-complex="bold"/>
    </style:style>
    <style:style style:name="ce3" style:family="table-cell" style:parent-style-name="Default">
      <style:table-cell-properties fo:background-color="#008000"/>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style>
    <style:style style:name="ce6" style:family="table-cell" style:parent-style-name="Default">
      <style:text-properties fo:font-weight="normal" style:font-weight-asian="normal" style:font-weight-complex="normal"/>
    </style:style>
    <style:style style:name="ce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font-name="Arial"/>
    </style:style>
    <style:style style:name="ce10" style:family="table-cell" style:parent-style-name="Default">
      <style:table-cell-properties style:text-align-source="fix" style:repeat-content="false"/>
      <style:paragraph-properties fo:text-align="start" fo:margin-left="0in"/>
      <style:text-properties style:font-name="Arial"/>
    </style:style>
    <style:style style:name="ce11"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2" style:family="table-cell" style:parent-style-name="Default">
      <style:table-cell-properties fo:background-color="#ff0000"/>
    </style:style>
    <style:style style:name="ce13"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420e"/>
    </style:style>
    <style:style style:name="ce15"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00ae00"/>
    </style:style>
    <style:style style:name="ce1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8" style:family="table-cell" style:parent-style-name="Default">
      <style:text-properties style:font-name="Arial" fo:font-size="10pt" style:font-size-asian="10pt" style:font-size-complex="10pt"/>
    </style:style>
    <style:style style:name="ce1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viding company; quotes and price lists can be found in the directory with this short name. “selfmade” indicates self-made solutions</text:p>
          </table:table-cell>
        </table:table-row>
        <table:table-row table:style-name="ro1">
          <table:table-cell office:value-type="string">
            <text:p>Product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4" table:default-cell-style-name="Default"/>
        <table:table-column table:style-name="co3" table:default-cell-style-name="Default"/>
        <table:table-column table:style-name="co5" table:default-cell-style-name="ce9"/>
        <table:table-column table:style-name="co6" table:default-cell-style-name="ce11"/>
        <table:table-column table:style-name="co7" table:default-cell-style-name="ce13"/>
        <table:table-column table:style-name="co7" table:default-cell-style-name="ce15"/>
        <table:table-column table:style-name="co7" table:default-cell-style-name="Default"/>
        <table:table-column table:style-name="co8" table:default-cell-style-name="Default"/>
        <table:table-column table:style-name="co9" table:number-columns-repeated="3" table:default-cell-style-name="Default"/>
        <table:table-column table:style-name="co10" table:default-cell-style-name="ce4"/>
        <table:table-column table:style-name="co9" table:default-cell-style-name="Default"/>
        <table:table-column table:style-name="co3" table:number-columns-repeated="1011" table:default-cell-style-name="Default"/>
        <table:table-row table:style-name="ro4">
          <table:table-cell office:value-type="string">
            <text:p>Thing</text:p>
          </table:table-cell>
          <table:table-cell office:value-type="string">
            <text:p>Company</text:p>
          </table:table-cell>
          <table:table-cell office:value-type="string">
            <text:p>Product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10"/>
        </table:table-row>
        <table:table-row table:style-name="ro4">
          <table:table-cell table:style-name="ce4" office:value-type="string">
            <text:p>TUBING, VESSELS etc.</text:p>
          </table:table-cell>
          <table:table-cell table:number-columns-repeated="1023"/>
        </table:table-row>
        <table:table-row table:style-name="ro4">
          <table:table-cell table:style-name="ce6" office:value-type="string">
            <text:p>reactor bottles</text:p>
          </table:table-cell>
          <table:table-cell table:number-columns-repeated="1023"/>
        </table:table-row>
        <table:table-row table:style-name="ro4">
          <table:table-cell table:style-name="ce6" office:value-type="string">
            <text:p>tubing, air filters, valves</text:p>
          </table:table-cell>
          <table:table-cell table:number-columns-repeated="1023"/>
        </table:table-row>
        <table:table-row table:style-name="ro4">
          <table:table-cell table:style-name="ce6"/>
          <table:table-cell table:number-columns-repeated="1023"/>
        </table:table-row>
        <table:table-row table:style-name="ro4">
          <table:table-cell table:style-name="ce4" office:value-type="string">
            <text:p>MICROCONTROLLER</text:p>
          </table:table-cell>
          <table:table-cell table:number-columns-repeated="1023"/>
        </table:table-row>
        <table:table-row table:style-name="ro4">
          <table:table-cell office:value-type="string">
            <text:p>Arduino MEGA plus 3.2in Touch Screen, Arduino AR01022</text:p>
          </table:table-cell>
          <table:table-cell office:value-type="string">
            <text:p>sainsmart</text:p>
          </table:table-cell>
          <table:table-cell table:style-name="ce10"/>
          <table:table-cell office:value-type="float" office:value="3">
            <text:p>3</text:p>
          </table:table-cell>
          <table:table-cell office:value-type="float" office:value="2">
            <text:p>2</text:p>
          </table:table-cell>
          <table:table-cell office:value-type="float" office:value="1">
            <text:p>1</text:p>
          </table:table-cell>
          <table:table-cell office:value-type="string">
            <text:p>€</text:p>
          </table:table-cell>
          <table:table-cell table:style-name="ce8" office:value-type="float" office:value="41.29">
            <text:p>41.29</text:p>
          </table:table-cell>
          <table:table-cell table:style-name="ce8"/>
          <table:table-cell table:formula="of:=([.D7])*[.H7]*IF([.G7]=&quot;$&quot;;[index.B$22];IF([.G7]=&quot;BP&quot;;[index.B$23];1)) + [.I7]" office:value-type="float" office:value="123.87">
            <text:p>123.87</text:p>
          </table:table-cell>
          <table:table-cell table:formula="of:=([.D7]-[.F7])*[.H7]*IF([.G7]=&quot;$&quot;;[index.B$22];IF([.G7]=&quot;BP&quot;;[index.B$23];1)) + [.I7]" office:value-type="float" office:value="82.58">
            <text:p>82.58</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10"/>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style-name="ce10"/>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34.59">
            <text:p>34.59</text:p>
          </table:table-cell>
          <table:table-cell table:style-name="ce8"/>
          <table:table-cell table:formula="of:=([.D8])*[.H8]*IF([.G8]=&quot;$&quot;;[index.B$22];IF([.G8]=&quot;BP&quot;;[index.B$23];1)) + [.I8]" office:value-type="float" office:value="0">
            <text:p>0</text:p>
          </table:table-cell>
          <table:table-cell table:formula="of:=([.D8]-[.F8])*[.H8]*IF([.G8]=&quot;$&quot;;[index.B$22];IF([.G8]=&quot;BP&quot;;[index.B$23];1)) + [.I8]"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10"/>
        </table:table-row>
        <table:table-row table:style-name="ro4">
          <table:table-cell office:value-type="string">
            <text:p><text:s/>as above, different vendor; cheapest, shipping from Germany</text:p>
          </table:table-cell>
          <table:table-cell office:value-type="string">
            <text:p>sainsmart</text:p>
          </table:table-cell>
          <table:table-cell table:style-name="ce10"/>
          <table:table-cell table:number-columns-repeated="2" office:value-type="float" office:value="2">
            <text:p>2</text:p>
          </table:table-cell>
          <table:table-cell office:value-type="float" office:value="0">
            <text:p>0</text:p>
          </table:table-cell>
          <table:table-cell office:value-type="string">
            <text:p>$</text:p>
          </table:table-cell>
          <table:table-cell table:style-name="ce8" office:value-type="float" office:value="27.55">
            <text:p>27.55</text:p>
          </table:table-cell>
          <table:table-cell table:style-name="ce8"/>
          <table:table-cell table:formula="of:=([.D9])*[.H9]*IF([.G9]=&quot;$&quot;;[index.B$22];IF([.G9]=&quot;BP&quot;;[index.B$23];1)) + [.I9]" office:value-type="float" office:value="49.039">
            <text:p>49.039</text:p>
          </table:table-cell>
          <table:table-cell table:formula="of:=([.D9]-[.F9])*[.H9]*IF([.G9]=&quot;$&quot;;[index.B$22];IF([.G9]=&quot;BP&quot;;[index.B$23];1)) + [.I9]" office:value-type="float" office:value="49.039">
            <text:p>49.039</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10"/>
        </table:table-row>
        <table:table-row table:style-name="ro4">
          <table:table-cell office:value-type="string">
            <text:p>Raspberry Pi Version 1</text:p>
          </table:table-cell>
          <table:table-cell/>
          <table:table-cell table:style-name="ce10"/>
          <table:table-cell office:value-type="float" office:value="1">
            <text:p>1</text:p>
          </table:table-cell>
          <table:table-cell/>
          <table:table-cell office:value-type="float" office:value="0">
            <text:p>0</text:p>
          </table:table-cell>
          <table:table-cell/>
          <table:table-cell table:style-name="ce8" table:number-columns-repeated="2"/>
          <table:table-cell table:number-columns-repeated="1015"/>
        </table:table-row>
        <table:table-row table:style-name="ro4">
          <table:table-cell office:value-type="string">
            <text:p>diverse material, resistors, diodes, etc.</text:p>
          </table:table-cell>
          <table:table-cell office:value-type="string">
            <text:p>conrad</text:p>
          </table:table-cell>
          <table:table-cell table:style-name="ce10"/>
          <table:table-cell table:number-columns-repeated="4"/>
          <table:table-cell table:style-name="ce8" table:number-columns-repeated="2"/>
          <table:table-cell table:number-columns-repeated="1015"/>
        </table:table-row>
        <table:table-row table:style-name="ro4">
          <table:table-cell table:number-columns-repeated="2"/>
          <table:table-cell table:style-name="ce10"/>
          <table:table-cell table:number-columns-repeated="4"/>
          <table:table-cell table:style-name="ce8" table:number-columns-repeated="3"/>
          <table:table-cell table:number-columns-repeated="1014"/>
        </table:table-row>
        <table:table-row table:style-name="ro4">
          <table:table-cell table:style-name="ce4" office:value-type="string">
            <text:p>LIGHT FLUX</text:p>
          </table:table-cell>
          <table:table-cell table:number-columns-repeated="1023"/>
        </table:table-row>
        <table:table-row table:style-name="ro4">
          <table:table-cell table:style-name="ce6" office:value-type="string">
            <text:p>Avantes AvaSpec Mini</text:p>
          </table:table-cell>
          <table:table-cell office:value-type="string">
            <text:p>avantes</text:p>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D14])*[.H14]*IF([.G14]=&quot;$&quot;;[index.B$22];IF([.G14]=&quot;BP&quot;;[index.B$23];1)) + [.I14]" office:value-type="float" office:value="1750">
            <text:p>1750</text:p>
          </table:table-cell>
          <table:table-cell table:formula="of:=([.D14]-[.F14])*[.H14]*IF([.G14]=&quot;$&quot;;[index.B$22];IF([.G14]=&quot;BP&quot;;[index.B$23];1)) + [.I14]"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6" office:value-type="string">
            <text:p><text:s/>Fiber cable, 200μm VIS/NIR fiber, 1m long, SMA terminations, metal protection sleeve </text:p>
          </table:table-cell>
          <table:table-cell office:value-type="string">
            <text:p>avantes</text:p>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D15])*[.H15]*IF([.G15]=&quot;$&quot;;[index.B$22];IF([.G15]=&quot;BP&quot;;[index.B$23];1)) + [.I15]" office:value-type="float" office:value="103">
            <text:p>103</text:p>
          </table:table-cell>
          <table:table-cell table:formula="of:=([.D15]-[.F15])*[.H15]*IF([.G15]=&quot;$&quot;;[index.B$22];IF([.G15]=&quot;BP&quot;;[index.B$23];1)) + [.I15]"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6" office:value-type="string">
            <text:p><text:s/>Fiber cable, 600μm VIS/NIR fiber, 1m long, SMA terminations, metal protection sleeve </text:p>
          </table:table-cell>
          <table:table-cell office:value-type="string">
            <text:p>avantes</text:p>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D16])*[.H16]*IF([.G16]=&quot;$&quot;;[index.B$22];IF([.G16]=&quot;BP&quot;;[index.B$23];1)) + [.I16]" office:value-type="float" office:value="139">
            <text:p>139</text:p>
          </table:table-cell>
          <table:table-cell table:formula="of:=([.D16]-[.F16])*[.H16]*IF([.G16]=&quot;$&quot;;[index.B$22];IF([.G16]=&quot;BP&quot;;[index.B$23];1)) + [.I16]"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6" office:value-type="string">
            <text:p>LED System</text:p>
          </table:table-cell>
          <table:table-cell office:value-type="string">
            <text:p>conrad</text:p>
          </table:table-cell>
          <table:table-cell/>
          <table:table-cell office:value-type="float" office:value="1">
            <text:p>1</text:p>
          </table:table-cell>
          <table:table-cell/>
          <table:table-cell office:value-type="float" office:value="0">
            <text:p>0</text:p>
          </table:table-cell>
          <table:table-cell table:number-columns-repeated="1018"/>
        </table:table-row>
        <table:table-row table:style-name="ro4">
          <table:table-cell table:style-name="ce4"/>
          <table:table-cell table:number-columns-repeated="1023"/>
        </table:table-row>
        <table:table-row table:style-name="ro4">
          <table:table-cell table:style-name="ce7" office:value-type="string">
            <text:p>GAS FLUX</text:p>
          </table:table-cell>
          <table:table-cell/>
          <table:table-cell table:style-name="ce8"/>
          <table:table-cell table:number-columns-repeated="1021"/>
        </table:table-row>
        <table:table-row table:style-name="ro4">
          <table:table-cell table:style-name="ce8" office:value-type="string">
            <text:p>SprintIR Fast CO2 Sensor (0-20%), SprintIR WR 20% CO2</text:p>
          </table:table-cell>
          <table:table-cell office:value-type="string">
            <text:p>co2meter</text:p>
          </table:table-cell>
          <table:table-cell table:style-name="ce8"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D20])*[.H20]*IF([.G20]=&quot;$&quot;;[index.B$22];IF([.G20]=&quot;BP&quot;;[index.B$23];1)) + [.I20]" office:value-type="float" office:value="0">
            <text:p>0</text:p>
          </table:table-cell>
          <table:table-cell table:formula="of:=([.D20]-[.F20])*[.H20]*IF([.G20]=&quot;$&quot;;[index.B$22];IF([.G20]=&quot;BP&quot;;[index.B$23];1)) + [.I20]"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10"/>
        </table:table-row>
        <table:table-row table:style-name="ro4">
          <table:table-cell table:style-name="ce8" office:value-type="string">
            <text:p>COZIR CO2 Sensor, 0-5%</text:p>
          </table:table-cell>
          <table:table-cell office:value-type="string">
            <text:p>co2meter</text:p>
          </table:table-cell>
          <table:table-cell table:style-name="ce8"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D21])*[.H21]*IF([.G21]=&quot;$&quot;;[index.B$22];IF([.G21]=&quot;BP&quot;;[index.B$23];1)) + [.I21]" office:value-type="float" office:value="97.01">
            <text:p>97.01</text:p>
          </table:table-cell>
          <table:table-cell table:formula="of:=([.D21]-[.F21])*[.H21]*IF([.G21]=&quot;$&quot;;[index.B$22];IF([.G21]=&quot;BP&quot;;[index.B$23];1)) + [.I21]"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10"/>
        </table:table-row>
        <table:table-row table:style-name="ro4">
          <table:table-cell table:style-name="ce8" office:value-type="string">
            <text:p>COZIR CO2 Sensor, 0-20%</text:p>
          </table:table-cell>
          <table:table-cell office:value-type="string">
            <text:p>co2meter</text:p>
          </table:table-cell>
          <table:table-cell table:style-name="ce8"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D22])*[.H22]*IF([.G22]=&quot;$&quot;;[index.B$22];IF([.G22]=&quot;BP&quot;;[index.B$23];1)) + [.I22]" office:value-type="float" office:value="0">
            <text:p>0</text:p>
          </table:table-cell>
          <table:table-cell table:formula="of:=([.D22]-[.F22])*[.H22]*IF([.G22]=&quot;$&quot;;[index.B$22];IF([.G22]=&quot;BP&quot;;[index.B$23];1)) + [.I22]" office:value-type="float" office:value="0">
            <text:p>0</text:p>
          </table:table-cell>
          <table:table-cell table:number-columns-repeated="2"/>
          <table:table-cell office:value-type="string">
            <text:p>http://www.co2meter.com/collections/co2-sensors/products/cozir-5-100-co2-sensor</text:p>
          </table:table-cell>
          <table:table-cell table:number-columns-repeated="1010"/>
        </table:table-row>
        <table:table-row table:style-name="ro4">
          <table:table-cell table:style-name="ce8" office:value-type="string">
            <text:p><text:s/>COZIR Tube Cap Adapter</text:p>
          </table:table-cell>
          <table:table-cell office:value-type="string">
            <text:p>co2meter</text:p>
          </table:table-cell>
          <table:table-cell table:style-name="ce8" office:value-type="string">
            <text:p>CM-0013</text:p>
          </table:table-cell>
          <table:table-cell table:formula="of:=SUM([.D20:.D22])"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D23])*[.H23]*IF([.G23]=&quot;$&quot;;[index.B$22];IF([.G23]=&quot;BP&quot;;[index.B$23];1)) + [.I23]" office:value-type="float" office:value="70.31">
            <text:p>70.31</text:p>
          </table:table-cell>
          <table:table-cell table:formula="of:=([.D23]-[.F23])*[.H23]*IF([.G23]=&quot;$&quot;;[index.B$22];IF([.G23]=&quot;BP&quot;;[index.B$23];1)) + [.I23]"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10"/>
        </table:table-row>
        <table:table-row table:style-name="ro4">
          <table:table-cell table:style-name="ce8" office:value-type="string">
            <text:p>UV Flux 25% O2 Sensor</text:p>
          </table:table-cell>
          <table:table-cell office:value-type="string">
            <text:p>co2meter</text:p>
          </table:table-cell>
          <table:table-cell table:style-name="ce8"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D24])*[.H24]*IF([.G24]=&quot;$&quot;;[index.B$22];IF([.G24]=&quot;BP&quot;;[index.B$23];1)) + [.I24]" office:value-type="float" office:value="105.91">
            <text:p>105.91</text:p>
          </table:table-cell>
          <table:table-cell table:formula="of:=([.D24]-[.F24])*[.H24]*IF([.G24]=&quot;$&quot;;[index.B$22];IF([.G24]=&quot;BP&quot;;[index.B$23];1)) + [.I24]"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10"/>
        </table:table-row>
        <table:table-row table:style-name="ro4">
          <table:table-cell table:style-name="ce8" office:value-type="string">
            <text:p><text:s/>O2 Tube Cap Adapter</text:p>
          </table:table-cell>
          <table:table-cell office:value-type="string">
            <text:p>co2meter</text:p>
          </table:table-cell>
          <table:table-cell table:style-name="ce8" office:value-type="string">
            <text:p>CM-0203</text:p>
          </table:table-cell>
          <table:table-cell table:formula="of:=SUM([.D24])"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D25])*[.H25]*IF([.G25]=&quot;$&quot;;[index.B$22];IF([.G25]=&quot;BP&quot;;[index.B$23];1)) + [.I25]" office:value-type="float" office:value="70.31">
            <text:p>70.31</text:p>
          </table:table-cell>
          <table:table-cell table:formula="of:=([.D25]-[.F25])*[.H25]*IF([.G25]=&quot;$&quot;;[index.B$22];IF([.G25]=&quot;BP&quot;;[index.B$23];1)) + [.I25]" office:value-type="float" office:value="0">
            <text:p>0</text:p>
          </table:table-cell>
          <table:table-cell/>
          <table:table-cell office:value-type="string">
            <text:p>gassensors/co2meter/2814\ Heinrich-Heine\ Universität\ Düsseldorf.pdf</text:p>
          </table:table-cell>
          <table:table-cell table:number-columns-repeated="1011"/>
        </table:table-row>
        <table:table-row table:style-name="ro4">
          <table:table-cell table:style-name="ce8" office:value-type="string">
            <text:p><text:s/>GSS Cozir Cable - SDK</text:p>
          </table:table-cell>
          <table:table-cell office:value-type="string">
            <text:p>co2meter</text:p>
          </table:table-cell>
          <table:table-cell table:style-name="ce8"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D26])*[.H26]*IF([.G26]=&quot;$&quot;;[index.B$22];IF([.G26]=&quot;BP&quot;;[index.B$23];1)) + [.I26]" office:value-type="float" office:value="88.911">
            <text:p>88.911</text:p>
          </table:table-cell>
          <table:table-cell table:formula="of:=([.D26]-[.F26])*[.H26]*IF([.G26]=&quot;$&quot;;[index.B$22];IF([.G26]=&quot;BP&quot;;[index.B$23];1)) + [.I26]" office:value-type="float" office:value="0">
            <text:p>0</text:p>
          </table:table-cell>
          <table:table-cell/>
          <table:table-cell office:value-type="string">
            <text:p>gassensors/co2meter/2814\ Heinrich-Heine\ Universität\ Düsseldorf.pdf</text:p>
          </table:table-cell>
          <table:table-cell table:number-columns-repeated="1011"/>
        </table:table-row>
        <table:table-row table:style-name="ro4">
          <table:table-cell table:style-name="ce8" office:value-type="string">
            <text:p>Aalborg XFM digital mass flow meter, with RS 485</text:p>
          </table:table-cell>
          <table:table-cell office:value-type="string">
            <text:p>aalborg</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D27])*[.H27]*IF([.G27]=&quot;$&quot;;[index.B$22];IF([.G27]=&quot;BP&quot;;[index.B$23];1)) + [.I27]" office:value-type="float" office:value="1133.237">
            <text:p>1133.237</text:p>
          </table:table-cell>
          <table:table-cell table:formula="of:=([.D27]-[.F27])*[.H27]*IF([.G27]=&quot;$&quot;;[index.B$22];IF([.G27]=&quot;BP&quot;;[index.B$23];1)) + [.I27]"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10"/>
        </table:table-row>
        <table:table-row table:style-name="ro4">
          <table:table-cell table:style-name="ce8" office:value-type="string">
            <text:p>Temperature &amp; Humidity sensor Pro(AM2302)</text:p>
          </table:table-cell>
          <table:table-cell office:value-type="string">
            <text:p>elecrow</text:p>
          </table:table-cell>
          <table:table-cell office:value-type="string">
            <text:p>SES23031S</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8.8">
            <text:p>8.8</text:p>
          </table:table-cell>
          <table:table-cell/>
          <table:table-cell table:formula="of:=([.D28])*[.H28]*IF([.G28]=&quot;$&quot;;[index.B$22];IF([.G28]=&quot;BP&quot;;[index.B$23];1)) + [.I28]" office:value-type="float" office:value="7.832">
            <text:p>7.832</text:p>
          </table:table-cell>
          <table:table-cell table:formula="of:=([.D28]-[.F28])*[.H28]*IF([.G28]=&quot;$&quot;;[index.B$22];IF([.G28]=&quot;BP&quot;;[index.B$23];1)) + [.I28]" office:value-type="float" office:value="7.832">
            <text:p>7.832</text:p>
          </table:table-cell>
          <table:table-cell table:number-columns-repeated="2"/>
          <table:table-cell office:value-type="string">
            <text:p>http://www.elecrow.com/temperature-humidity-sensor-proam2302-p-513.html</text:p>
          </table:table-cell>
          <table:table-cell table:number-columns-repeated="1010"/>
        </table:table-row>
        <table:table-row table:style-name="ro4">
          <table:table-cell table:style-name="ce8" office:value-type="string">
            <text:p>Crowtail Temperature &amp; Humidity sensor</text:p>
          </table:table-cell>
          <table:table-cell office:value-type="string">
            <text:p>elecrow</text:p>
          </table:table-cell>
          <table:table-cell office:value-type="string">
            <text:p>CT0010TH</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48">
            <text:p>2.48</text:p>
          </table:table-cell>
          <table:table-cell/>
          <table:table-cell table:formula="of:=([.D29])*[.H29]*IF([.G29]=&quot;$&quot;;[index.B$22];IF([.G29]=&quot;BP&quot;;[index.B$23];1)) + [.I29]" office:value-type="float" office:value="2.2072">
            <text:p>2.2072</text:p>
          </table:table-cell>
          <table:table-cell table:formula="of:=([.D29]-[.F29])*[.H29]*IF([.G29]=&quot;$&quot;;[index.B$22];IF([.G29]=&quot;BP&quot;;[index.B$23];1)) + [.I29]" office:value-type="float" office:value="2.2072">
            <text:p>2.2072</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10"/>
        </table:table-row>
        <table:table-row table:style-name="ro5">
          <table:table-cell table:style-name="ce8" office:value-type="string">
            <text:p>110V AC 2-Position 3-Way NC Electric Control Solenoid Valve for Gas Water Air </text:p>
          </table:table-cell>
          <table:table-cell table:number-columns-repeated="2"/>
          <table:table-cell office:value-type="float" office:value="1">
            <text:p>1</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D30])*[.H30]*IF([.G30]=&quot;$&quot;;[index.B$22];IF([.G30]=&quot;BP&quot;;[index.B$23];1)) + [.I30]" office:value-type="float" office:value="6.2122">
            <text:p>6.2122</text:p>
          </table:table-cell>
          <table:table-cell table:formula="of:=([.D30]-[.F30])*[.H30]*IF([.G30]=&quot;$&quot;;[index.B$22];IF([.G30]=&quot;BP&quot;;[index.B$23];1)) + [.I30]" office:value-type="float" office:value="6.2122">
            <text:p>6.2122</text:p>
          </table:table-cell>
          <table:table-cell table:number-columns-repeated="2"/>
          <table:table-cell office:value-type="string">
            <text:p>http://www.ebay.com/itm/110V-AC-2-Position-3-Way-NC-Electric-Control-Solenoid-Valve-for-Gas-Water-Air-/201490603437</text:p>
          </table:table-cell>
          <table:table-cell table:number-columns-repeated="1010"/>
        </table:table-row>
        <table:table-row table:style-name="ro5">
          <table:table-cell table:style-name="ce8" office:value-type="string">
            <text:p>DC 12V ASCO Three Way Solenoid Valve Micro DC Solenoid Water Valve</text:p>
          </table:table-cell>
          <table:table-cell table:number-columns-repeated="2"/>
          <table:table-cell office:value-type="float" office:value="1">
            <text:p>1</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D31])*[.H31]*IF([.G31]=&quot;$&quot;;[index.B$22];IF([.G31]=&quot;BP&quot;;[index.B$23];1)) + [.I31]" office:value-type="float" office:value="10.6355">
            <text:p>10.6355</text:p>
          </table:table-cell>
          <table:table-cell table:formula="of:=([.D31]-[.F31])*[.H31]*IF([.G31]=&quot;$&quot;;[index.B$22];IF([.G31]=&quot;BP&quot;;[index.B$23];1)) + [.I31]" office:value-type="float" office:value="10.6355">
            <text:p>10.6355</text:p>
          </table:table-cell>
          <table:table-cell table:number-columns-repeated="2"/>
          <table:table-cell office:value-type="string">
            <text:p>http://www.ebay.com/itm/DC-12V-ASCO-Three-Way-Solenoid-Valve-Micro-DC-Solenoid-Water-Valve-/181663619118</text:p>
          </table:table-cell>
          <table:table-cell table:number-columns-repeated="1010"/>
        </table:table-row>
        <table:table-row table:style-name="ro5">
          <table:table-cell table:style-name="ce8" office:value-type="string">
            <text:p>SIRAI EG 3 SOLENOID PINCH VALVE 12V DC 100% Duty</text:p>
          </table:table-cell>
          <table:table-cell/>
          <table:table-cell table:style-name="ce8"/>
          <table:table-cell office:value-type="float" office:value="1">
            <text:p>1</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D32])*[.H32]*IF([.G32]=&quot;$&quot;;[index.B$22];IF([.G32]=&quot;BP&quot;;[index.B$23];1)) + [.I32]" office:value-type="float" office:value="8.9">
            <text:p>8.9</text:p>
          </table:table-cell>
          <table:table-cell table:formula="of:=([.D32]-[.F32])*[.H32]*IF([.G32]=&quot;$&quot;;[index.B$22];IF([.G32]=&quot;BP&quot;;[index.B$23];1)) + [.I32]" office:value-type="float" office:value="8.9">
            <text:p>8.9</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10"/>
        </table:table-row>
        <table:table-row table:style-name="ro4">
          <table:table-cell table:style-name="ce8"/>
          <table:table-cell/>
          <table:table-cell table:style-name="ce8"/>
          <table:table-cell table:number-columns-repeated="1021"/>
        </table:table-row>
        <table:table-row table:style-name="ro4">
          <table:table-cell table:style-name="ce4" office:value-type="string">
            <text:p>LIQUID FLUX</text:p>
          </table:table-cell>
          <table:table-cell table:number-columns-repeated="1023"/>
        </table:table-row>
        <table:table-row table:style-name="ro4">
          <table:table-cell table:style-name="ce8" office:value-type="string">
            <text:p>Welco WPM, 1 channel/3 rollers, 0.04-121 ml/min</text:p>
          </table:table-cell>
          <table:table-cell office:value-type="string">
            <text:p>peripump</text:p>
          </table:table-cell>
          <table:table-cell table:style-name="ce10"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71">
            <text:p>71</text:p>
          </table:table-cell>
          <table:table-cell table:style-name="ce8"/>
          <table:table-cell table:formula="of:=([.D35])*[.H35]*IF([.G35]=&quot;$&quot;;[index.B$22];IF([.G35]=&quot;BP&quot;;[index.B$23];1)) + [.I35]" office:value-type="float" office:value="0">
            <text:p>0</text:p>
          </table:table-cell>
          <table:table-cell table:formula="of:=([.D35]-[.F35])*[.H35]*IF([.G35]=&quot;$&quot;;[index.B$22];IF([.G35]=&quot;BP&quot;;[index.B$23];1)) + [.I35]"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10"/>
        </table:table-row>
        <table:table-row table:style-name="ro4">
          <table:table-cell table:style-name="ce8" office:value-type="string">
            <text:p>Adafruit, 12V peristaltic pump</text:p>
          </table:table-cell>
          <table:table-cell office:value-type="string">
            <text:p>adafruit</text:p>
          </table:table-cell>
          <table:table-cell table:style-name="ce10" office:value-type="float" office:value="1150">
            <text:p>1150</text:p>
          </table:table-cell>
          <table:table-cell office:value-type="float" office:value="1">
            <text:p>1</text:p>
          </table:table-cell>
          <table:table-cell/>
          <table:table-cell office:value-type="float" office:value="0">
            <text:p>0</text:p>
          </table:table-cell>
          <table:table-cell office:value-type="string">
            <text:p>$</text:p>
          </table:table-cell>
          <table:table-cell table:style-name="ce8" office:value-type="float" office:value="24.95">
            <text:p>24.95</text:p>
          </table:table-cell>
          <table:table-cell table:style-name="ce8"/>
          <table:table-cell table:formula="of:=([.D36])*[.H36]*IF([.G36]=&quot;$&quot;;[index.B$22];IF([.G36]=&quot;BP&quot;;[index.B$23];1)) + [.I36]" office:value-type="float" office:value="22.2055">
            <text:p>22.2055</text:p>
          </table:table-cell>
          <table:table-cell table:formula="of:=([.D36]-[.F36])*[.H36]*IF([.G36]=&quot;$&quot;;[index.B$22];IF([.G36]=&quot;BP&quot;;[index.B$23];1)) + [.I36]" office:value-type="float" office:value="22.2055">
            <text:p>22.2055</text:p>
          </table:table-cell>
          <table:table-cell table:number-columns-repeated="2"/>
          <table:table-cell office:value-type="string">
            <text:p><text:a xlink:href="https://www.adafruit.com/product/1150" xlink:type="simple">https://www.adafruit.com/product/1150</text:a></text:p>
          </table:table-cell>
          <table:table-cell table:number-columns-repeated="1010"/>
        </table:table-row>
        <table:table-row table:style-name="ro4">
          <table:table-cell table:style-name="ce8" office:value-type="string">
            <text:p>Toshiba TA7291P DC Motor Controller (brushed), 10 pce</text:p>
          </table:table-cell>
          <table:table-cell office:value-type="string">
            <text:p>digikey</text:p>
          </table:table-cell>
          <table:table-cell table:style-name="ce10"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1.389">
            <text:p>1.389</text:p>
          </table:table-cell>
          <table:table-cell table:style-name="ce8" office:value-type="float" office:value="14.4">
            <text:p>14.4</text:p>
          </table:table-cell>
          <table:table-cell table:formula="of:=([.D37])*[.H37]*IF([.G37]=&quot;$&quot;;[index.B$22];IF([.G37]=&quot;BP&quot;;[index.B$23];1)) + [.I37]" office:value-type="float" office:value="14.4">
            <text:p>14.4</text:p>
          </table:table-cell>
          <table:table-cell table:formula="of:=([.D37]-[.F37])*[.H37]*IF([.G37]=&quot;$&quot;;[index.B$22];IF([.G37]=&quot;BP&quot;;[index.B$23];1)) + [.I37]" office:value-type="float" office:value="14.4">
            <text:p>14.4</text:p>
          </table:table-cell>
          <table:table-cell table:number-columns-repeated="2"/>
          <table:table-cell office:value-type="string">
            <text:p>http://www.digikey.de/product-search/de?keywords=ta7291p</text:p>
          </table:table-cell>
          <table:table-cell table:number-columns-repeated="1010"/>
        </table:table-row>
        <table:table-row table:style-name="ro4">
          <table:table-cell table:style-name="ce8" office:value-type="string">
            <text:p><text:s/>as above, different vendor, shipping from UK</text:p>
          </table:table-cell>
          <table:table-cell office:value-type="string">
            <text:p>littlediode</text:p>
          </table:table-cell>
          <table:table-cell table:style-name="ce10" office:value-type="string">
            <text:p>TA7291P-MSWZ</text:p>
          </table:table-cell>
          <table:table-cell table:number-columns-repeated="2" office:value-type="float" office:value="2">
            <text:p>2</text:p>
          </table:table-cell>
          <table:table-cell/>
          <table:table-cell office:value-type="string">
            <text:p>BP</text:p>
          </table:table-cell>
          <table:table-cell table:style-name="ce8" office:value-type="float" office:value="3.468">
            <text:p>3.468</text:p>
          </table:table-cell>
          <table:table-cell table:style-name="ce8" office:value-type="float" office:value="2.8531">
            <text:p>2.8531</text:p>
          </table:table-cell>
          <table:table-cell table:formula="of:=([.D38])*[.H38]*IF([.G38]=&quot;$&quot;;[index.B$22];IF([.G38]=&quot;BP&quot;;[index.B$23];1)) + [.I38]" office:value-type="float" office:value="11.91404535112">
            <text:p>11.9140453511</text:p>
          </table:table-cell>
          <table:table-cell table:formula="of:=([.D38]-[.F38])*[.H38]*IF([.G38]=&quot;$&quot;;[index.B$22];IF([.G38]=&quot;BP&quot;;[index.B$23];1)) + [.I38]" office:value-type="float" office:value="11.91404535112">
            <text:p>11.9140453511</text:p>
          </table:table-cell>
          <table:table-cell table:number-columns-repeated="1013"/>
        </table:table-row>
        <table:table-row table:style-name="ro4">
          <table:table-cell table:style-name="ce8" office:value-type="string">
            <text:p>12 V battery</text:p>
          </table:table-cell>
          <table:table-cell office:value-type="string">
            <text:p>conrad</text:p>
          </table:table-cell>
          <table:table-cell table:style-name="ce10"/>
          <table:table-cell office:value-type="float" office:value="1">
            <text:p>1</text:p>
          </table:table-cell>
          <table:table-cell/>
          <table:table-cell office:value-type="float" office:value="0">
            <text:p>0</text:p>
          </table:table-cell>
          <table:table-cell/>
          <table:table-cell table:number-columns-repeated="2" table:style-name="ce8"/>
          <table:table-cell table:formula="of:=([.D39])*[.H39]*IF([.G39]=&quot;$&quot;;[index.B$22];IF([.G39]=&quot;BP&quot;;[index.B$23];1)) + [.I39]" office:value-type="float" office:value="0">
            <text:p>0</text:p>
          </table:table-cell>
          <table:table-cell table:formula="of:=([.D39]-[.F39])*[.H39]*IF([.G39]=&quot;$&quot;;[index.B$22];IF([.G39]=&quot;BP&quot;;[index.B$23];1)) + [.I39]" office:value-type="float" office:value="0">
            <text:p>0</text:p>
          </table:table-cell>
          <table:table-cell table:number-columns-repeated="1013"/>
        </table:table-row>
        <table:table-row table:style-name="ro4">
          <table:table-cell table:style-name="ce8" office:value-type="string">
            <text:p>Adafruit Arduino motor shield</text:p>
          </table:table-cell>
          <table:table-cell office:value-type="string">
            <text:p>adafruit</text:p>
          </table:table-cell>
          <table:table-cell table:style-name="ce10"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19.95">
            <text:p>19.95</text:p>
          </table:table-cell>
          <table:table-cell table:style-name="ce8"/>
          <table:table-cell table:formula="of:=([.D40])*[.H40]*IF([.G40]=&quot;$&quot;;[index.B$22];IF([.G40]=&quot;BP&quot;;[index.B$23];1)) + [.I40]" office:value-type="float" office:value="0">
            <text:p>0</text:p>
          </table:table-cell>
          <table:table-cell table:formula="of:=([.D40]-[.F40])*[.H40]*IF([.G40]=&quot;$&quot;;[index.B$22];IF([.G40]=&quot;BP&quot;;[index.B$23];1)) + [.I40]" office:value-type="float" office:value="0">
            <text:p>0</text:p>
          </table:table-cell>
          <table:table-cell table:number-columns-repeated="2"/>
          <table:table-cell office:value-type="string">
            <text:p>https://www.adafruit.com/products/1438</text:p>
          </table:table-cell>
          <table:table-cell table:number-columns-repeated="1010"/>
        </table:table-row>
        <table:table-row table:style-name="ro4">
          <table:table-cell office:value-type="string">
            <text:p>Elecrow weight sensor kit 20 kg, for Arduino</text:p>
          </table:table-cell>
          <table:table-cell office:value-type="string">
            <text:p>elecrow</text:p>
          </table:table-cell>
          <table:table-cell table:style-name="ce8"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D41])*[.H41]*IF([.G41]=&quot;$&quot;;[index.B$22];IF([.G41]=&quot;BP&quot;;[index.B$23];1)) + [.I41]" office:value-type="float" office:value="0">
            <text:p>0</text:p>
          </table:table-cell>
          <table:table-cell table:formula="of:=([.D41]-[.F41])*[.H41]*IF([.G41]=&quot;$&quot;;[index.B$22];IF([.G41]=&quot;BP&quot;;[index.B$23];1)) + [.I41]" office:value-type="float" office:value="0">
            <text:p>0</text:p>
          </table:table-cell>
          <table:table-cell table:number-columns-repeated="2"/>
          <table:table-cell office:value-type="string">
            <text:p>http://www.elecrow.com/weight-sensor-scales-kit-20kg-p-714.html</text:p>
          </table:table-cell>
          <table:table-cell table:number-columns-repeated="1010"/>
        </table:table-row>
        <table:table-row table:style-name="ro4">
          <table:table-cell office:value-type="string">
            <text:p>Elecrow weight sensor kit 3 kg, for Arduino</text:p>
          </table:table-cell>
          <table:table-cell office:value-type="string">
            <text:p>elecrow</text:p>
          </table:table-cell>
          <table:table-cell table:style-name="ce8" office:value-type="string">
            <text:p>SEN003KGK</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17.8">
            <text:p>17.8</text:p>
          </table:table-cell>
          <table:table-cell/>
          <table:table-cell table:formula="of:=([.D42])*[.H42]*IF([.G42]=&quot;$&quot;;[index.B$22];IF([.G42]=&quot;BP&quot;;[index.B$23];1)) + [.I42]" office:value-type="float" office:value="15.842">
            <text:p>15.842</text:p>
          </table:table-cell>
          <table:table-cell table:formula="of:=([.D42]-[.F42])*[.H42]*IF([.G42]=&quot;$&quot;;[index.B$22];IF([.G42]=&quot;BP&quot;;[index.B$23];1)) + [.I42]" office:value-type="float" office:value="15.842">
            <text:p>15.842</text:p>
          </table:table-cell>
          <table:table-cell table:number-columns-repeated="2"/>
          <table:table-cell office:value-type="string">
            <text:p>http://www.elecrow.com/weight-sensor-kit-3kg-p-883.html</text:p>
          </table:table-cell>
          <table:table-cell table:number-columns-repeated="1010"/>
        </table:table-row>
        <table:table-row table:style-name="ro4">
          <table:table-cell office:value-type="string">
            <text:p>Mini Voltage Meter, 3.2-30 V</text:p>
          </table:table-cell>
          <table:table-cell office:value-type="string">
            <text:p>elecrow</text:p>
          </table:table-cell>
          <table:table-cell table:style-name="ce8" office:value-type="string">
            <text:p>TEU30233MV</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98">
            <text:p>2.98</text:p>
          </table:table-cell>
          <table:table-cell/>
          <table:table-cell table:formula="of:=([.D43])*[.H43]*IF([.G43]=&quot;$&quot;;[index.B$22];IF([.G43]=&quot;BP&quot;;[index.B$23];1)) + [.I43]" office:value-type="float" office:value="2.6522">
            <text:p>2.6522</text:p>
          </table:table-cell>
          <table:table-cell table:formula="of:=([.D43]-[.F43])*[.H43]*IF([.G43]=&quot;$&quot;;[index.B$22];IF([.G43]=&quot;BP&quot;;[index.B$23];1)) + [.I43]" office:value-type="float" office:value="2.6522">
            <text:p>2.6522</text:p>
          </table:table-cell>
          <table:table-cell table:number-columns-repeated="1013"/>
        </table:table-row>
        <table:table-row table:style-name="ro4">
          <table:table-cell table:number-columns-repeated="2"/>
          <table:table-cell table:style-name="ce8"/>
          <table:table-cell table:number-columns-repeated="6"/>
          <table:table-cell table:formula="of:=SUM([.J6:.J42])" office:value-type="float" office:value="3830.74544535112">
            <text:p>3830.7454453511</text:p>
          </table:table-cell>
          <table:table-cell table:formula="of:=SUM([.K6:.K42])" office:value-type="float" office:value="231.76744535112">
            <text:p>231.7674453511</text:p>
          </table:table-cell>
          <table:table-cell table:formula="of:=[.K44]" office:value-type="float" office:value="231.76744535112">
            <text:p>231.7674453511</text:p>
          </table:table-cell>
          <table:table-cell table:style-name="ce4" office:value-type="string">
            <text:p>€</text:p>
          </table:table-cell>
          <table:table-cell table:number-columns-repeated="1011"/>
        </table:table-row>
        <table:table-row table:style-name="ro4">
          <table:table-cell table:number-columns-repeated="2"/>
          <table:table-cell table:style-name="ce8"/>
          <table:table-cell table:number-columns-repeated="6"/>
          <table:table-cell office:value-type="string">
            <text:p>total spent</text:p>
          </table:table-cell>
          <table:table-cell office:value-type="string">
            <text:p>total required</text:p>
          </table:table-cell>
          <table:table-cell table:number-columns-repeated="1013"/>
        </table:table-row>
        <table:table-row table:style-name="ro4">
          <table:table-cell table:style-name="ce4"/>
          <table:table-cell table:number-columns-repeated="1023"/>
        </table:table-row>
        <table:table-row table:style-name="ro1">
          <table:table-cell table:number-columns-repeated="2"/>
          <table:table-cell table:style-name="Default"/>
          <table:table-cell table:style-name="ce12"/>
          <table:table-cell table:style-name="ce14"/>
          <table:table-cell table:style-name="ce16"/>
          <table:table-cell table:number-columns-repeated="5"/>
          <table:table-cell table:style-name="Default"/>
          <table:table-cell table:number-columns-repeated="1012"/>
        </table:table-row>
        <table:table-row table:style-name="ro4">
          <table:table-cell table:number-columns-repeated="6"/>
          <table:table-cell table:style-name="ce17"/>
          <table:table-cell table:number-columns-repeated="1017"/>
        </table:table-row>
        <table:table-row table:style-name="ro1" table:number-rows-repeated="7">
          <table:table-cell table:number-columns-repeated="2"/>
          <table:table-cell table:style-name="Default"/>
          <table:table-cell table:style-name="ce12"/>
          <table:table-cell table:style-name="ce14"/>
          <table:table-cell table:style-name="ce16"/>
          <table:table-cell table:number-columns-repeated="1018"/>
        </table:table-row>
        <table:table-row table:style-name="ro4">
          <table:table-cell table:number-columns-repeated="6"/>
          <table:table-cell table:style-name="ce17"/>
          <table:table-cell table:number-columns-repeated="1017"/>
        </table:table-row>
        <table:table-row table:style-name="ro4">
          <table:table-cell table:number-columns-repeated="1024"/>
        </table:table-row>
        <table:table-row table:style-name="ro1" table:number-rows-repeated="7">
          <table:table-cell table:number-columns-repeated="2"/>
          <table:table-cell table:style-name="Default"/>
          <table:table-cell table:style-name="ce12"/>
          <table:table-cell table:style-name="ce14"/>
          <table:table-cell table:style-name="ce16"/>
          <table:table-cell table:number-columns-repeated="1018"/>
        </table:table-row>
        <table:table-row table:style-name="ro1" table:number-rows-repeated="3">
          <table:table-cell table:number-columns-repeated="2"/>
          <table:table-cell table:style-name="Default"/>
          <table:table-cell table:style-name="ce12"/>
          <table:table-cell table:style-name="ce14"/>
          <table:table-cell table:style-name="ce16"/>
          <table:table-cell table:number-columns-repeated="7"/>
          <table:table-cell table:style-name="ce18" table:number-columns-repeated="1011"/>
        </table:table-row>
        <table:table-row table:style-name="ro1" table:number-rows-repeated="2">
          <table:table-cell table:number-columns-repeated="2"/>
          <table:table-cell table:style-name="Default"/>
          <table:table-cell table:style-name="ce12"/>
          <table:table-cell table:style-name="ce14"/>
          <table:table-cell table:style-name="ce16"/>
          <table:table-cell table:number-columns-repeated="1018"/>
        </table:table-row>
        <table:table-row table:style-name="ro6">
          <table:table-cell table:number-columns-repeated="2"/>
          <table:table-cell table:style-name="Default"/>
          <table:table-cell table:style-name="ce12"/>
          <table:table-cell table:style-name="ce14"/>
          <table:table-cell table:style-name="ce16"/>
          <table:table-cell table:number-columns-repeated="7"/>
          <table:table-cell table:style-name="ce8"/>
          <table:table-cell table:number-columns-repeated="1010"/>
        </table:table-row>
        <table:table-row table:style-name="ro6">
          <table:table-cell table:number-columns-repeated="2"/>
          <table:table-cell table:style-name="Default"/>
          <table:table-cell table:style-name="ce12"/>
          <table:table-cell table:style-name="ce14"/>
          <table:table-cell table:style-name="ce16"/>
          <table:table-cell table:number-columns-repeated="7"/>
          <table:table-cell table:style-name="ce19"/>
          <table:table-cell table:number-columns-repeated="1010"/>
        </table:table-row>
        <table:table-row table:style-name="ro6">
          <table:table-cell table:number-columns-repeated="2"/>
          <table:table-cell table:style-name="Default"/>
          <table:table-cell table:style-name="ce12"/>
          <table:table-cell table:style-name="ce14"/>
          <table:table-cell table:style-name="ce16"/>
          <table:table-cell table:number-columns-repeated="7"/>
          <table:table-cell table:style-name="ce8"/>
          <table:table-cell table:number-columns-repeated="1010"/>
        </table:table-row>
        <table:table-row table:style-name="ro1" table:number-rows-repeated="9">
          <table:table-cell table:number-columns-repeated="2"/>
          <table:table-cell table:style-name="Default"/>
          <table:table-cell table:style-name="ce12"/>
          <table:table-cell table:style-name="ce14"/>
          <table:table-cell table:style-name="ce16"/>
          <table:table-cell table:number-columns-repeated="1018"/>
        </table:table-row>
        <table:table-row table:style-name="ro4" table:number-rows-repeated="4">
          <table:table-cell table:number-columns-repeated="1024"/>
        </table:table-row>
        <table:table-row table:style-name="ro4">
          <table:table-cell table:number-columns-repeated="13"/>
          <table:table-cell table:style-name="ce4"/>
          <table:table-cell table:number-columns-repeated="1010"/>
        </table:table-row>
        <table:table-row table:style-name="ro4" table:number-rows-repeated="7">
          <table:table-cell table:number-columns-repeated="1024"/>
        </table:table-row>
        <table:table-row table:style-name="ro4">
          <table:table-cell table:number-columns-repeated="13"/>
          <table:table-cell table:style-name="ce4"/>
          <table:table-cell table:number-columns-repeated="1010"/>
        </table:table-row>
        <table:table-row table:style-name="ro4" table:number-rows-repeated="104848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1-21T16:45:40</dc:date>
    <meta:editing-duration>P2DT2H43S</meta:editing-duration>
    <meta:editing-cycles>594</meta:editing-cycles>
    <meta:generator>LibreOffice/3.5$Linux_x86 LibreOffice_project/350m1$Build-2</meta:generator>
    <dc:creator>Rainer Machne</dc:creator>
    <meta:printed-by>Rainer Machne</meta:printed-by>
    <meta:print-date>2016-01-20T17:16:17</meta:print-date>
    <meta:document-statistic meta:table-count="2" meta:cell-count="382" meta:object-count="0"/>
    <meta:user-defined meta:name="qrichtext">1</meta:user-defined>
  </office:meta>
</office:document-meta>
</file>